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1" fo:language="ru" fo:country="RU"/>
    </style:style>
    <style:style style:name="P2" style:family="paragraph" style:parent-style-name="Heading_20_1">
      <style:paragraph-properties fo:text-align="center" style:justify-single-word="false"/>
      <style:text-properties style:font-name="Calibri1"/>
    </style:style>
    <style:style style:name="P3" style:family="paragraph" style:parent-style-name="Heading_20_2">
      <style:paragraph-properties fo:text-align="center" style:justify-single-word="false"/>
      <style:text-properties style:font-name="Calibri1" fo:language="ru" fo:country="RU"/>
    </style:style>
    <style:style style:name="P4" style:family="paragraph" style:parent-style-name="Heading_20_2">
      <style:paragraph-properties fo:text-align="center" style:justify-single-word="false"/>
      <style:text-properties fo:language="lv" fo:country="LV"/>
    </style:style>
    <style:style style:name="P5" style:family="paragraph" style:parent-style-name="Text_20_body">
      <style:paragraph-properties fo:text-align="start" style:justify-single-word="false"/>
      <style:text-properties style:font-name="Calibri1" fo:language="ru" fo:country="RU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Calibri1" fo:language="ru" fo:country="RU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libri1" fo:language="ru" fo:country="RU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libri1"/>
    </style:style>
    <style:style style:name="P9" style:family="paragraph" style:parent-style-name="Text_20_body" style:list-style-name="L3">
      <style:paragraph-properties fo:text-align="start" style:justify-single-word="false"/>
      <style:text-properties fo:language="lv" fo:country="LV"/>
    </style:style>
    <style:style style:name="T1" style:family="text">
      <style:text-properties fo:language="ru" fo:country="RU"/>
    </style:style>
    <style:style style:name="T2" style:family="text">
      <style:text-properties fo:language="lv" fo:country="LV"/>
    </style:style>
    <style:style style:name="T3" style:family="text">
      <style:text-properties fo:language="lv" fo:country="LV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lv" fo:country="LV" fo:font-weight="bold" style:font-weight-asian="bold" style:font-weight-complex="bold"/>
    </style:style>
    <style:style style:name="T5" style:family="text">
      <style:text-properties fo:language="lv" fo:country="LV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oney Saver Project</text:h>
      <text:h text:style-name="P3" text:outline-level="2">Входные данные</text:h>
      <text:list xml:id="list225979341861433933" text:style-name="L1">
        <text:list-item>
          <text:p text:style-name="P6">Период:</text:p>
          <text:list>
            <text:list-item>
              <text:p text:style-name="P6">Начало периода</text:p>
            </text:list-item>
            <text:list-item>
              <text:p text:style-name="P6">Конец периода</text:p>
            </text:list-item>
            <text:list-item>
              <text:p text:style-name="P6">Начальная сумма</text:p>
            </text:list-item>
          </text:list>
        </text:list-item>
        <text:list-item>
          <text:p text:style-name="P6">Расходы</text:p>
          <text:list>
            <text:list-item>
              <text:p text:style-name="P6">Сумма расходов</text:p>
            </text:list-item>
            <text:list-item>
              <text:p text:style-name="P6">Описание расходов (опционально)</text:p>
            </text:list-item>
            <text:list-item>
              <text:p text:style-name="P6">Дата расходов (опционально)</text:p>
            </text:list-item>
          </text:list>
        </text:list-item>
        <text:list-item>
          <text:p text:style-name="P6">Кнопка «Завершить период». Кнопка сама по себе не добавляет новые данные, но передаёт соответствующий сигнал службам, обрабатывающим периодические данные. </text:p>
        </text:list-item>
      </text:list>
      <text:p text:style-name="P1"/>
      <text:h text:style-name="P3" text:outline-level="2">Идеи по юзабилити</text:h>
      <text:list xml:id="list3900259913432175215" text:style-name="L2">
        <text:list-item>
          <text:p text:style-name="P8"><text:span text:style-name="T1">Кликнув дважды на запись в таблице, должно показыватся всплывающее окно, в котором должен быть список всех платежей, сделанных в этот день. Каждый платёжь можно удалить или изменить. После нажатия кнопки </text:span><text:span text:style-name="T3">Save</text:span><text:span text:style-name="T2"> </text:span><text:span text:style-name="T1">данные уходят на сервер.</text:span></text:p>
        </text:list-item>
        <text:list-item>
          <text:p text:style-name="P7">В панель интервалов надо добавить кнопку <text:span text:style-name="T4">Add New Payments</text:span><text:span text:style-name="T5">. </text:span><text:span text:style-name="T6">При нажатии должно отображатся тоже окно, что и при двойном клике на запись из таблицы. При этом видно только один платёж, но можно нажать на крестик, и тогда появится ещё один платёж, а крестик напротив первого платежа становится минусом, и тогда, его можно будет удалить. </text:span></text:p>
        </text:list-item>
      </text:list>
      <text:p text:style-name="P1"/>
      <text:h text:style-name="P4" text:outline-level="2"><text:span text:style-name="T1">Переход на </text:span>AngularJS</text:h>
      <text:list xml:id="list860247486641350456" text:style-name="L3">
        <text:list-item>
          <text:p text:style-name="P9">http://angular-ui.github.io/bootstrap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Calibri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ja Denisovs</meta:initial-creator>
    <meta:creation-date>2015-04-18T15:45:00</meta:creation-date>
    <meta:generator>OpenOffice/4.1.0$Win32 OpenOffice.org_project/410m18$Build-9764</meta:generator>
    <dc:date>2015-04-29T16:08:59.14</dc:date>
    <dc:creator>Ilya Denisov</dc:creator>
    <meta:editing-duration>PT53M45S</meta:editing-duration>
    <meta:editing-cycles>5</meta:editing-cycles>
    <meta:document-statistic meta:table-count="0" meta:image-count="0" meta:object-count="0" meta:page-count="1" meta:paragraph-count="16" meta:word-count="148" meta:character-count="1001"/>
  </office:meta>
</office:document-meta>
</file>